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49cm" fo:border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4.75cm" style:rel-column-width="16383*"/>
    </style:style>
    <style:style style:name="Tableau4.B" style:family="table-column">
      <style:table-column-properties style:column-width="2.376cm" style:rel-column-width="8192*"/>
    </style:style>
    <style:style style:name="Tableau4.D" style:family="table-column">
      <style:table-column-properties style:column-width="4.75cm" style:rel-column-width="16384*"/>
    </style:style>
    <style:style style:name="Tableau4.A1" style:family="table-cell">
      <style:table-cell-properties fo:padding="0cm" fo:border="none" style:writing-mode="page"/>
    </style:style>
    <style:style style:name="PRELEVEMENT" style:family="table">
      <style:table-properties style:width="19.001cm" table:align="margins"/>
    </style:style>
    <style:style style:name="PRELEVEMENT.A" style:family="table-column">
      <style:table-column-properties style:column-width="4.748cm" style:rel-column-width="16377*"/>
    </style:style>
    <style:style style:name="PRELEVEMENT.B" style:family="table-column">
      <style:table-column-properties style:column-width="4.75cm" style:rel-column-width="16383*"/>
    </style:style>
    <style:style style:name="PRELEVEMENT.C" style:family="table-column">
      <style:table-column-properties style:column-width="9.502cm" style:rel-column-width="32775*"/>
    </style:style>
    <style:style style:name="PRELEVEMENT.A1" style:family="table-cell">
      <style:table-cell-properties fo:padding="0cm" fo:border="none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9.407cm" style:rel-column-width="32445*"/>
    </style:style>
    <style:style style:name="Tableau3.B" style:family="table-column">
      <style:table-column-properties style:column-width="9.594cm" style:rel-column-width="33090*"/>
    </style:style>
    <style:style style:name="Tableau3.1" style:family="table-row">
      <style:table-row-properties style:min-row-height="0.192cm"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none" fo:border-top="none" fo:border-bottom="none" style:writing-mode="page"/>
    </style:style>
    <style:style style:name="Tableau3.B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6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fd539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0pt" officeooo:rsid="001339ec" officeooo:paragraph-rsid="00236067" style:font-size-asian="10pt" style:font-size-complex="10pt"/>
    </style:style>
    <style:style style:name="P7" style:family="paragraph" style:parent-style-name="Standard">
      <style:text-properties style:font-name="Liberation Sans1" fo:font-size="10pt" officeooo:rsid="001339ec" officeooo:paragraph-rsid="0027a6bd" style:font-size-asian="10pt" style:font-size-complex="10pt"/>
    </style:style>
    <style:style style:name="P8" style:family="paragraph" style:parent-style-name="Standard">
      <style:text-properties style:font-name="Liberation Sans1" fo:font-size="10pt" fo:font-weight="bold" officeooo:rsid="0016ffc7" officeooo:paragraph-rsid="0052b7e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1" fo:font-size="10pt" fo:font-weight="bold" officeooo:rsid="0016ffc7" officeooo:paragraph-rsid="00ecd5d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1" officeooo:rsid="006c3215" officeooo:paragraph-rsid="006c3215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1" fo:font-size="11pt" style:text-underline-style="none" fo:font-weight="normal" officeooo:rsid="0083c7ed" officeooo:paragraph-rsid="0052b7e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1pt" style:text-underline-style="none" fo:font-weight="normal" officeooo:rsid="0016ffc7" officeooo:paragraph-rsid="011ceefd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1" fo:font-size="11pt" style:text-underline-style="none" fo:font-weight="normal" officeooo:rsid="0016ffc7" officeooo:paragraph-rsid="0027a6b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1pt" officeooo:rsid="00cd5219" officeooo:paragraph-rsid="00cd5219" style:font-size-asian="11pt" style:font-size-complex="11pt"/>
    </style:style>
    <style:style style:name="P18" style:family="paragraph" style:parent-style-name="Standard">
      <style:text-properties style:font-name="Liberation Sans1" officeooo:paragraph-rsid="0054b64a"/>
    </style:style>
    <style:style style:name="P19" style:family="paragraph" style:parent-style-name="Standard">
      <style:text-properties style:font-name="Liberation Sans1" fo:font-size="9pt" officeooo:rsid="0105c0f3" officeooo:paragraph-rsid="0105c0f3" style:font-size-asian="9pt" style:font-size-complex="9pt"/>
    </style:style>
    <style:style style:name="P20" style:family="paragraph" style:parent-style-name="Standard">
      <style:text-properties style:font-name="Liberation Sans1" fo:font-size="9pt" officeooo:paragraph-rsid="0104555d" style:font-size-asian="9pt" style:font-size-complex="9pt"/>
    </style:style>
    <style:style style:name="P21" style:family="paragraph" style:parent-style-name="Standard">
      <style:text-properties style:font-name="Liberation Sans1" fo:font-size="9pt" officeooo:rsid="00ef918c" officeooo:paragraph-rsid="0105c0f3" style:font-size-asian="9pt" style:font-size-complex="9pt"/>
    </style:style>
    <style:style style:name="P22" style:family="paragraph" style:parent-style-name="Table_20_Contents">
      <style:text-properties style:font-name="Liberation Sans1" fo:font-size="9pt" officeooo:rsid="00ef918c" officeooo:paragraph-rsid="00fab5b5" style:font-size-asian="9pt" style:font-size-complex="9pt"/>
    </style:style>
    <style:style style:name="P23" style:family="paragraph" style:parent-style-name="Standard">
      <style:text-properties style:font-name="Liberation Sans1" fo:font-size="9pt" officeooo:rsid="00f177e8" officeooo:paragraph-rsid="0104555d" style:font-size-asian="9pt" style:font-size-complex="9pt"/>
    </style:style>
    <style:style style:name="P24" style:family="paragraph" style:parent-style-name="Table_20_Contents">
      <style:text-properties style:font-name="Liberation Sans1" fo:font-size="9pt" officeooo:rsid="00f177e8" officeooo:paragraph-rsid="00f45484" style:font-size-asian="9pt" style:font-size-complex="9pt"/>
    </style:style>
    <style:style style:name="P25" style:family="paragraph" style:parent-style-name="Table_20_Contents">
      <style:text-properties style:font-name="Liberation Sans1" fo:font-size="9pt" officeooo:rsid="00f177e8" officeooo:paragraph-rsid="0123b6b4" style:font-size-asian="9pt" style:font-size-complex="9pt"/>
    </style:style>
    <style:style style:name="P26" style:family="paragraph" style:parent-style-name="Table_20_Contents">
      <style:text-properties style:font-name="Liberation Sans1" fo:font-size="9pt" style:font-size-asian="9pt" style:font-size-complex="9pt"/>
    </style:style>
    <style:style style:name="P27" style:family="paragraph" style:parent-style-name="Table_20_Contents">
      <style:text-properties style:font-name="Liberation Sans1" fo:font-size="9pt" officeooo:rsid="00fab5b5" officeooo:paragraph-rsid="00fab5b5" style:font-size-asian="9pt" style:font-size-complex="9pt"/>
    </style:style>
    <style:style style:name="P28" style:family="paragraph" style:parent-style-name="Table_20_Contents">
      <style:text-properties style:font-name="Liberation Sans1" fo:font-size="9pt" officeooo:paragraph-rsid="00f45484" style:font-size-asian="9pt" style:font-size-complex="9pt"/>
    </style:style>
    <style:style style:name="P29" style:family="paragraph" style:parent-style-name="Table_20_Contents">
      <style:text-properties style:font-name="Liberation Sans1" fo:font-size="9pt" officeooo:rsid="00f650f9" officeooo:paragraph-rsid="00f650f9" style:font-size-asian="9pt" style:font-size-complex="9pt"/>
    </style:style>
    <style:style style:name="P30" style:family="paragraph" style:parent-style-name="Table_20_Contents">
      <style:text-properties style:font-name="Liberation Sans1" fo:font-size="9pt" officeooo:rsid="00f45484" officeooo:paragraph-rsid="00f45484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1" fo:font-size="9pt" officeooo:rsid="0109db2e" officeooo:paragraph-rsid="0109db2e" style:font-size-asian="9pt" style:font-size-complex="9pt"/>
    </style:style>
    <style:style style:name="P32" style:family="paragraph" style:parent-style-name="Table_20_Contents">
      <style:text-properties style:font-name="Liberation Sans1" fo:font-size="9pt" officeooo:paragraph-rsid="0123b6b4" style:font-size-asian="9pt" style:font-size-complex="9pt"/>
    </style:style>
    <style:style style:name="P33" style:family="paragraph" style:parent-style-name="Table_20_Heading">
      <style:paragraph-properties fo:text-align="start" style:justify-single-word="false"/>
      <style:text-properties style:font-name="Liberation Sans1" fo:font-size="9pt" officeooo:rsid="0104555d" officeooo:paragraph-rsid="0104555d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style:font-name="Liberation Sans1" fo:font-size="9pt" fo:font-weight="bold" officeooo:rsid="01158d5e" officeooo:paragraph-rsid="010d6e8a" fo:background-color="#eeeeee" style:font-size-asian="9pt" style:font-weight-asian="bold" style:font-size-complex="9pt" style:font-weight-complex="bold"/>
    </style:style>
    <style:style style:name="P35" style:family="paragraph" style:parent-style-name="Table_20_Heading">
      <style:paragraph-properties fo:text-align="start" style:justify-single-word="false"/>
      <style:text-properties style:font-name="Liberation Sans1" fo:font-size="9pt" fo:font-weight="bold" officeooo:rsid="0104555d" officeooo:paragraph-rsid="00ef918c" style:font-size-asian="9pt" style:font-weight-asian="bold" style:font-size-complex="9pt" style:font-weight-complex="bold"/>
    </style:style>
    <style:style style:name="P36" style:family="paragraph" style:parent-style-name="Table_20_Heading">
      <style:paragraph-properties fo:text-align="start" style:justify-single-word="false"/>
      <style:text-properties style:font-name="Liberation Sans1" fo:font-size="9pt" fo:font-weight="normal" officeooo:rsid="0105c0f3" officeooo:paragraph-rsid="0104555d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1" fo:font-weight="bold" officeooo:rsid="001339ec" officeooo:paragraph-rsid="001339e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cc96d9"/>
    </style:style>
    <style:style style:name="P39" style:family="paragraph" style:parent-style-name="Frame_20_contents">
      <style:paragraph-properties fo:text-align="start" style:justify-single-word="false"/>
    </style:style>
    <style:style style:name="P40" style:family="paragraph" style:parent-style-name="Standard">
      <style:text-properties officeooo:paragraph-rsid="00bd0340"/>
    </style:style>
    <style:style style:name="P41" style:family="paragraph" style:parent-style-name="Standard">
      <style:text-properties officeooo:paragraph-rsid="01158d5e"/>
    </style:style>
    <style:style style:name="P42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105c0f3" officeooo:paragraph-rsid="0105c0f3" style:font-size-asian="10pt" style:font-style-asian="normal" style:font-weight-asian="normal" style:font-size-complex="9pt" style:text-emphasize="none"/>
    </style:style>
    <style:style style:name="P43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104555d" style:font-size-asian="10pt" style:font-style-asian="normal" style:font-weight-asian="normal" style:font-size-complex="9pt" style:text-emphasize="none"/>
    </style:style>
    <style:style style:name="P44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ef918c" officeooo:paragraph-rsid="0105c0f3" style:font-size-asian="10pt" style:font-style-asian="normal" style:font-weight-asian="normal" style:font-size-complex="9pt" style:text-emphasize="none"/>
    </style:style>
    <style:style style:name="P45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f177e8" officeooo:paragraph-rsid="01079637" style:font-size-asian="10pt" style:font-style-asian="normal" style:font-weight-asian="normal" style:font-size-complex="9pt" style:text-emphasize="none"/>
    </style:style>
    <style:style style:name="P46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f177e8" officeooo:paragraph-rsid="0104555d" style:font-size-asian="10pt" style:font-style-asian="normal" style:font-weight-asian="normal" style:font-size-complex="9pt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1230eb2" officeooo:paragraph-rsid="01230eb2" style:font-size-asian="10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text-align="start" style:justify-single-word="false"/>
      <style:text-properties style:font-name="Liberation Sans1" fo:font-size="9pt" fo:font-weight="bold" officeooo:rsid="00fd539c" officeooo:paragraph-rsid="00fd539c" style:font-size-asian="9pt" style:font-weight-asian="bold" style:font-size-complex="9pt" style:font-weight-complex="bold"/>
    </style:style>
    <style:style style:name="P49" style:family="paragraph">
      <loext:graphic-properties draw:fill-color="#dddddd"/>
      <style:paragraph-properties fo:text-align="center"/>
    </style:style>
    <style:style style:name="P50" style:family="paragraph">
      <loext:graphic-properties draw:fill-color="#dddddd"/>
    </style:style>
    <style:style style:name="P51" style:family="paragraph">
      <loext:graphic-properties draw:fill-color="#dddddd"/>
      <style:text-properties fo:font-size="12pt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8d3aa3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fo:font-size="9pt" officeooo:rsid="0085f02e" style:font-size-asian="9pt" style:font-size-complex="9pt"/>
    </style:style>
    <style:style style:name="T6" style:family="text">
      <style:text-properties style:font-name="Liberation Sans1" fo:font-size="9pt" officeooo:rsid="008eeaec" style:font-size-asian="9pt" style:font-size-complex="9pt"/>
    </style:style>
    <style:style style:name="T7" style:family="text">
      <style:text-properties style:font-name="Liberation Sans1" fo:font-size="9pt" officeooo:rsid="008285c6" style:font-size-asian="9pt" style:font-size-complex="9pt"/>
    </style:style>
    <style:style style:name="T8" style:family="text">
      <style:text-properties style:font-name="Liberation Sans1" fo:font-size="9pt" officeooo:rsid="005160f9" style:font-size-asian="9pt" style:font-size-complex="9pt"/>
    </style:style>
    <style:style style:name="T9" style:family="text">
      <style:text-properties style:font-name="Liberation Sans1" fo:font-size="9pt" officeooo:rsid="00daae98" style:font-size-asian="9pt" style:font-size-complex="9pt"/>
    </style:style>
    <style:style style:name="T10" style:family="text">
      <style:text-properties style:font-name="Liberation Sans1" fo:font-size="9pt" style:text-underline-style="none" officeooo:rsid="0085f02e" style:font-size-asian="9pt" style:font-size-complex="9pt"/>
    </style:style>
    <style:style style:name="T11" style:family="text">
      <style:text-properties style:font-name="Liberation Sans1" fo:font-size="9pt" style:text-underline-style="none" officeooo:rsid="008d3aa3" style:font-size-asian="9pt" style:font-size-complex="9pt"/>
    </style:style>
    <style:style style:name="T12" style:family="text">
      <style:text-properties style:font-name="Liberation Sans1" fo:font-size="9pt" style:text-underline-style="none" officeooo:rsid="008285c6" style:font-size-asian="9pt" style:font-size-complex="9pt"/>
    </style:style>
    <style:style style:name="T13" style:family="text">
      <style:text-properties style:font-name="Liberation Sans1" fo:font-size="9pt" style:text-underline-style="none" officeooo:rsid="008eeaec" style:font-size-asian="9pt" style:font-size-complex="9pt"/>
    </style:style>
    <style:style style:name="T14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Liberation Sans1" fo:font-size="9pt" fo:font-weight="bold" officeooo:rsid="00daae98" style:font-size-asian="9pt" style:font-weight-asian="bold" style:font-size-complex="9pt" style:font-weight-complex="bold"/>
    </style:style>
    <style:style style:name="T16" style:family="text">
      <style:text-properties style:font-name="Liberation Sans1" fo:font-size="9pt" fo:font-weight="bold" officeooo:rsid="00fd539c" style:font-size-asian="9pt" style:font-weight-asian="bold" style:font-size-complex="9pt" style:font-weight-complex="bold"/>
    </style:style>
    <style:style style:name="T17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Liberation Sans1" officeooo:rsid="00798610"/>
    </style:style>
    <style:style style:name="T19" style:family="text">
      <style:text-properties style:font-name="Liberation Sans1" fo:font-size="11pt" style:text-underline-style="none" fo:font-weight="normal" officeooo:rsid="00eea2af" fo:background-color="transparent" loext:char-shading-value="0" style:font-size-asian="11pt" style:font-weight-asian="normal" style:font-size-complex="11pt" style:font-weight-complex="normal"/>
    </style:style>
    <style:style style:name="T20" style:family="text">
      <style:text-properties style:font-name="Liberation Sans1" fo:font-size="11pt" fo:font-weight="normal" officeooo:rsid="00d0b883" style:font-size-asian="11pt" style:font-weight-asian="normal" style:font-size-complex="11pt" style:font-weight-complex="normal"/>
    </style:style>
    <style:style style:name="T21" style:family="text">
      <style:text-properties style:font-name="Liberation Sans1" fo:font-size="11pt" officeooo:rsid="00cc96d9" style:font-size-asian="11pt" style:font-size-complex="11pt"/>
    </style:style>
    <style:style style:name="T22" style:family="text">
      <style:text-properties officeooo:rsid="00ef918c"/>
    </style:style>
    <style:style style:name="T23" style:family="text">
      <style:text-properties style:text-position="super 58%" officeooo:rsid="00ef918c"/>
    </style:style>
    <style:style style:name="T24" style:family="text">
      <style:text-properties style:text-position="super 58%" officeooo:rsid="00f177e8"/>
    </style:style>
    <style:style style:name="T25" style:family="text">
      <style:text-properties officeooo:rsid="00f177e8"/>
    </style:style>
    <style:style style:name="T26" style:family="text">
      <style:text-properties officeooo:rsid="00f45484"/>
    </style:style>
    <style:style style:name="T27" style:family="text">
      <style:text-properties officeooo:rsid="00f650f9"/>
    </style:style>
    <style:style style:name="T28" style:family="text">
      <style:text-properties officeooo:rsid="00f8d773"/>
    </style:style>
    <style:style style:name="T29" style:family="text">
      <style:text-properties fo:font-weight="normal" officeooo:rsid="0105c0f3" style:font-weight-asian="normal" style:font-weight-complex="normal"/>
    </style:style>
    <style:style style:name="T30" style:family="text">
      <style:text-properties officeooo:rsid="0123b6b4"/>
    </style:style>
    <style:style style:name="T31" style:family="text">
      <style:text-properties officeooo:rsid="01253d57"/>
    </style:style>
    <style:style style:name="T32" style:family="text">
      <style:text-properties officeooo:rsid="0126d7a5"/>
    </style:style>
    <style:style style:name="T3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  <style:style style:name="gr1" style:family="graphic">
      <style:graphic-properties svg:stroke-color="#000000" draw:fill-color="#dddddd" draw:textarea-horizontal-align="justify" draw:textarea-vertical-align="middle" draw:auto-grow-height="false" fo:min-height="0.316cm" fo:min-width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0.312cm" fo:min-width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333333" draw:fill-color="#dddddd" draw:textarea-horizontal-align="justify" draw:textarea-vertical-align="middle" draw:auto-grow-height="false" fo:min-height="0.31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333333" draw:fill-color="#dddddd" draw:textarea-horizontal-align="justify" draw:textarea-vertical-align="middle" draw:auto-grow-height="false" fo:min-height="0.319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0"><draw:frame draw:style-name="fr1" draw:name="image: o.logo" text:anchor-type="paragraph" svg:x="0cm" svg:y="0cm" svg:width="4.501cm" style:rel-width="100%" svg:height="2.545cm" style:rel-height="84%" draw:z-index="0"><draw:text-box><text:p text:style-name="P39"/></draw:text-box><svg:desc>logo set in LabBook</svg:desc></draw:frame></text:p>
          </table:table-cell>
          <table:table-cell table:style-name="Table_5f_HEAD.A1" office:value-type="string">
            <text:p text:style-name="P11"><text:placeholder text:placeholder-type="text">&lt;o.lab.name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6"><text:placeholder text:placeholder-type="text">&lt;o.lab.head2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6"><text:placeholder text:placeholder-type="text">&lt;o.lab.head3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6"><text:placeholder text:placeholder-type="text">&lt;o.lab.addr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3">if phone</text:span></text:a><text:span text:style-name="T2"><text:placeholder text:placeholder-type="text">&lt;o.label.phone&gt;</text:placeholder></text:span><text:span text:style-name="T2"> : </text:span><text:span text:style-name="T2"><text:placeholder text:placeholder-type="text">&lt;o.lab.phone&gt;</text:placeholder></text:span><text:a xlink:type="simple" xlink:href="relatorio:///if" text:style-name="Internet_20_link" text:visited-style-name="Visited_20_Internet_20_Link"><text:span text:style-name="T3">/if</text:span></text:a><text:span text:style-name="T2"> </text:span><text:a xlink:type="simple" xlink:href="relatorio://if%20test=%22o.lab.fax%20!=%20''%20%22" text:style-name="Internet_20_link" text:visited-style-name="Visited_20_Internet_20_Link"><text:span text:style-name="T3">if fax</text:span></text:a><text:span text:style-name="T2"><text:placeholder text:placeholder-type="text">&lt;o.label.fax&gt;</text:placeholder></text:span><text:span text:style-name="T2"> : </text:span><text:span text:style-name="T2"><text:placeholder text:placeholder-type="text">&lt;o.lab.fax&gt;</text:placeholder></text:span><text:a xlink:type="simple" xlink:href="relatorio:///if" text:style-name="Internet_20_link" text:visited-style-name="Visited_20_Internet_20_Link"><text:span text:style-name="T3">/if</text:span></text:a><text:span text:style-name="T3"> </text:span><text:a xlink:type="simple" xlink:href="relatorio://if%20test=%22o.lab.email%20!=%20''%20%22" text:style-name="Internet_20_link" text:visited-style-name="Visited_20_Internet_20_Link"><text:span text:style-name="T3">if email</text:span></text:a><text:span text:style-name="T2"><text:placeholder text:placeholder-type="text">&lt;o.label.email&gt;</text:placeholder></text:span><text:span text:style-name="T2"> : </text:span><text:span text:style-name="T2"><text:placeholder text:placeholder-type="text">&lt;o.lab.email&gt;</text:placeholder></text:span><text:a xlink:type="simple" xlink:href="relatorio:///if" text:style-name="Internet_20_link" text:visited-style-name="Visited_20_Internet_20_Link"><text:span text:style-name="T3">/if</text:span></text:a></text:p>
          </table:table-cell>
        </table:table-row>
      </table:table>
      <text:p text:style-name="P37"><text:placeholder text:placeholder-type="text">&lt;o.report.title&gt;</text:placeholder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5">I</text:span><text:span text:style-name="T16">DENTIFICATION</text:span></text:p>
            <text:p text:style-name="P48"/>
            <text:p text:style-name="P5"><text:a xlink:type="simple" xlink:href="relatorio://if%20test=%22o.rec.num%20!=%20''%20%22" text:style-name="Internet_20_link" text:visited-style-name="Visited_20_Internet_20_Link"><text:span text:style-name="T9">if num</text:span></text:a><text:span text:style-name="T4"> </text:span><text:span text:style-name="T14"><text:placeholder text:placeholder-type="text">&lt;o.label.record&gt;</text:placeholder></text:span><text:span text:style-name="T14"> :</text:span><text:span text:style-name="T4"> </text:span><text:span text:style-name="T4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0"> </text:span></text:p>
            <text:p text:style-name="P5"><text:a xlink:type="simple" xlink:href="relatorio://if%20test=%22o.pat.code%20!=%20''%20or%20o.pat.code_lab%20!=%20''%20%22" text:style-name="Internet_20_link" text:visited-style-name="Visited_20_Internet_20_Link"><text:span text:style-name="T11">if code or code_lab</text:span></text:a><text:span text:style-name="T5"> </text:span><text:span text:style-name="T14"><text:placeholder text:placeholder-type="text">&lt;o.label.code&gt;</text:placeholder></text:span><text:span text:style-name="T14"> </text:span><text:span text:style-name="T17">:</text:span><text:span text:style-name="T14"> </text:span><text:span text:style-name="T4"><text:placeholder text:placeholder-type="text">&lt;o.pat.code&gt;</text:placeholder></text:span><text:span text:style-name="T4"><text:s/></text:span><text:span text:style-name="T4"><text:placeholder text:placeholder-type="text">&lt;o.pat.code_lab&gt;</text:placeholder></text:span><text:a xlink:type="simple" xlink:href="relatorio:///if" text:style-name="Internet_20_link" text:visited-style-name="Visited_20_Internet_20_Link">/if</text:a><text:span text:style-name="T10">, </text:span><text:a xlink:type="simple" xlink:href="relatorio://if%20test=%22o.pat.birth%20!=%20''%20%22" text:style-name="Internet_20_link" text:visited-style-name="Visited_20_Internet_20_Link"><text:span text:style-name="T6">if birth</text:span></text:a><text:span text:style-name="T4"> </text:span><text:span text:style-name="T4"><text:placeholder text:placeholder-type="text">&lt;o.label.born&gt;</text:placeholder></text:span><text:span text:style-name="T4"><text:s/></text:span><text:span text:style-name="T4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0"> </text:span><text:span text:style-name="T4"><text:placeholder text:placeholder-type="text">&lt;o.pat.age&gt;</text:placeholder></text:span><text:span text:style-name="T4"><text:s/></text:span><text:span text:style-name="T4"><text:placeholder text:placeholder-type="text">&lt;o.pat.age_unit&gt;</text:placeholder></text:span><text:span text:style-name="T4">, </text:span><text:span text:style-name="T4"><text:placeholder text:placeholder-type="text">&lt;o.pat.sex&gt;</text:placeholder></text:span></text:p>
            <text:p text:style-name="P5"><text:a xlink:type="simple" xlink:href="relatorio://if%20test=%22o.rec.hosp_date%20!=%20''%20%22" text:style-name="Internet_20_link" text:visited-style-name="Visited_20_Internet_20_Link"><text:span text:style-name="T6">if hosp_date</text:span></text:a><text:span text:style-name="T4"> </text:span><text:span text:style-name="T17"><text:placeholder text:placeholder-type="text">&lt;o.label.admit&gt;</text:placeholder></text:span><text:span text:style-name="T17"> </text:span><text:span text:style-name="T4"> </text:span><text:span text:style-name="T4"><text:placeholder text:placeholder-type="text">&lt;o.rec.hosp_date&gt;</text:placeholder></text:span><text:a xlink:type="simple" xlink:href="relatorio:///if" text:style-name="Internet_20_link" text:visited-style-name="Visited_20_Internet_20_Link"><text:span text:style-name="T7">/if</text:span></text:a><text:span text:style-name="T8"> </text:span><text:a xlink:type="simple" xlink:href="relatorio://if%20test=%22o.rec.hosp_service%20!=%20''%20%22" text:style-name="Internet_20_link" text:visited-style-name="Visited_20_Internet_20_Link"><text:span text:style-name="T6">if hosp_service</text:span></text:a><text:span text:style-name="T17"><text:placeholder text:placeholder-type="text">&lt;o.label.at&gt;</text:placeholder></text:span><text:span text:style-name="T17"> </text:span><text:span text:style-name="T4"><text:s/></text:span><text:span text:style-name="T4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2">/if</text:span></text:a><text:span text:style-name="T4"> </text:span><text:a xlink:type="simple" xlink:href="relatorio://if%20test=%22o.rec.hosp_bed%20!=%20''%20%22" text:style-name="Internet_20_link" text:visited-style-name="Visited_20_Internet_20_Link"><text:span text:style-name="T6">if hosp_bed</text:span></text:a><text:span text:style-name="T14"><text:placeholder text:placeholder-type="text">&lt;o.label.bed&gt;</text:placeholder></text:span><text:span text:style-name="T17"> </text:span><text:span text:style-name="T4"><text:placeholder text:placeholder-type="text">&lt;o.rec.hosp_bed&gt;</text:placeholder></text:span><text:a xlink:type="simple" xlink:href="relatorio:///if" text:style-name="Internet_20_link" text:visited-style-name="Visited_20_Internet_20_Link"><text:span text:style-name="T7">/if</text:span></text:a></text:p>
            <text:p text:style-name="P5"><text:a xlink:type="simple" xlink:href="relatorio://if%20test=%22o.rec.presc_date%20!=%20''%20%22" text:style-name="Internet_20_link" text:visited-style-name="Visited_20_Internet_20_Link"><text:span text:style-name="T6">if presc_date</text:span></text:a><text:span text:style-name="T4"> </text:span><text:span text:style-name="T17"><text:placeholder text:placeholder-type="text">&lt;o.label.exam_presc&gt;</text:placeholder></text:span><text:span text:style-name="T17"><text:s/></text:span><text:span text:style-name="T4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0"> </text:span><text:a xlink:type="simple" xlink:href="relatorio://if%20test=%22o.rec.presc_name%20!=%20''%20%22" text:style-name="Internet_20_link" text:visited-style-name="Visited_20_Internet_20_Link"><text:span text:style-name="T13">if presc_name</text:span></text:a><text:span text:style-name="T4"><text:placeholder text:placeholder-type="text">&lt;o.label.by&gt;</text:placeholder></text:span><text:span text:style-name="T4"> </text:span><text:span text:style-name="T4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0">/if</text:span></text:a></text:p>
            <text:p text:style-name="P5"><text:a xlink:type="simple" xlink:href="relatorio://if%20test=%22o.rec.rec_date%20!=%20''%20%22" text:style-name="Internet_20_link" text:visited-style-name="Visited_20_Internet_20_Link"><text:span text:style-name="T6">if rec_date</text:span></text:a><text:span text:style-name="T7"> </text:span><text:span text:style-name="T4"><text:placeholder text:placeholder-type="text">&lt;o.label.save&gt;</text:placeholder></text:span><text:span text:style-name="T4"><text:s/></text:span><text:span text:style-name="T4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0"> </text:span><text:span text:style-name="T4"><text:placeholder text:placeholder-type="text">&lt;o.label.edit&gt;</text:placeholder></text:span><text:span text:style-name="T4"><text:s/></text:span><text:span text:style-name="T4"><text:placeholder text:placeholder-type="text">&lt;o.report.date_now&gt;</text:placeholder></text:span></text:p>
          </table:table-cell>
        </table:table-row>
      </table:table>
      <text:p text:style-name="P13"/>
      <text:p text:style-name="P1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<text:placeholder text:placeholder-type="text">&lt;o.rec.comm_title&gt;</text:placeholder></text:p>
            <text:p text:style-name="P38"><text:a xlink:type="simple" xlink:href="relatorio://for%20each=%22comm_line%20in%20o.rec.comm%22" text:style-name="Internet_20_link" text:visited-style-name="Visited_20_Internet_20_Link"><text:span text:style-name="T20">for each="comm_line in o.rec.comm"</text:span></text:a></text:p>
            <text:p text:style-name="P17"><text:placeholder text:placeholder-type="text">&lt;comm_line&gt;</text:placeholder></text:p>
            <text:p text:style-name="P38"><text:a xlink:type="simple" xlink:href="relatorio:///for" text:style-name="Internet_20_link" text:visited-style-name="Visited_20_Internet_20_Link"><text:span text:style-name="T21">/for</text:span></text:a></text:p>
          </table:table-cell>
        </table:table-row>
      </table:table>
      <text:p text:style-name="P14"><text:placeholder text:placeholder-type="text">&lt;/if&gt;</text:placeholder></text:p>
      <text:p text:style-name="P14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B" table:number-columns-repeated="2"/>
        <table:table-header-rows>
          <table:table-row>
            <table:table-cell table:style-name="Tableau4.A1" table:number-columns-spanned="6" office:value-type="string">
              <text:p text:style-name="P33">SYMPTÔMES <text:span text:style-name="T29">(cocher)</text:span></text:p>
              <text:p text:style-name="P36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4.A1" office:value-type="string">
            <text:p text:style-name="P42">Difficultés à respirer :</text:p>
            <text:p text:style-name="P42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6" draw:name="Forme2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7" draw:name="Forme2_0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42">Douleurs articulaires :</text:p>
            <text:p text:style-name="P19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16" draw:name="Forme2_9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17" draw:name="Forme2_10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au4.A1" office:value-type="string">
            <text:p text:style-name="P42">Écoulement nasal :</text:p>
            <text:p text:style-name="P19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8" draw:name="Forme2_1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9" draw:name="Forme2_2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43">Éruption généralisée :</text:p>
            <text:p text:style-name="P20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18" draw:name="Forme2_11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19" draw:name="Forme2_12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au4.A1" office:value-type="string">
            <text:p text:style-name="P44">Éternuements :</text:p>
            <text:p text:style-name="P21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10" draw:name="Forme2_3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11" draw:name="Forme2_4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42">Faiblesse corporelle :</text:p>
            <text:p text:style-name="P19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20" draw:name="Forme2_13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21" draw:name="Forme2_14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au4.A1" office:value-type="string">
            <text:p text:style-name="P42">Fièvre :</text:p>
            <text:p text:style-name="P19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12" draw:name="Forme2_5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13" draw:name="Forme2_6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45">Gonflement des ganglions :</text:p>
          </table:table-cell>
          <table:table-cell table:style-name="Tableau4.A1" office:value-type="string">
            <text:p text:style-name="P31">Oui</text:p>
            <text:p text:style-name="P31"><draw:custom-shape text:anchor-type="paragraph" draw:z-index="22" draw:name="Forme2_15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23" draw:name="Forme2_16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au4.A1" office:value-type="string">
            <text:p text:style-name="P42">Irritation de la gorge :</text:p>
            <text:p text:style-name="P19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14" draw:name="Forme2_7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15" draw:name="Forme2_8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46">Yeux rouge<text:span text:style-name="T32">s :</text:span></text:p>
            <text:p text:style-name="P23"/>
          </table:table-cell>
          <table:table-cell table:style-name="Tableau4.A1" office:value-type="string">
            <text:p text:style-name="P31">Oui</text:p>
            <text:p text:style-name="P31"><draw:custom-shape text:anchor-type="paragraph" draw:z-index="24" draw:name="Forme2_17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  <table:table-cell table:style-name="Tableau4.A1" office:value-type="string">
            <text:p text:style-name="P31">Non</text:p>
            <text:p text:style-name="P31"><draw:custom-shape text:anchor-type="paragraph" draw:z-index="25" draw:name="Forme2_18" draw:style-name="gr1" draw:text-style-name="P49" svg:width="0.398cm" svg:height="0.317cm" svg:x="0.968cm" svg:y="0.00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au4.A1" office:value-type="string">
            <text:p text:style-name="P47">Durée des symptômes :</text:p>
          </table:table-cell>
          <table:table-cell table:style-name="Tableau4.A1" table:number-columns-spanned="2" office:value-type="string">
            <text:p text:style-name="P31"/>
            <text:p text:style-name="P31">___________________</text:p>
          </table:table-cell>
          <table:covered-table-cell/>
          <table:table-cell table:style-name="Tableau4.A1" office:value-type="string">
            <text:p text:style-name="P46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  <text:p text:style-name="P31"/>
          </table:table-cell>
        </table:table-row>
      </table:table>
      <table:table table:name="PRELEVEMENT" table:style-name="PRELEVEMENT">
        <table:table-column table:style-name="PRELEVEMENT.A"/>
        <table:table-column table:style-name="PRELEVEMENT.B"/>
        <table:table-column table:style-name="PRELEVEMENT.C"/>
        <table:table-header-rows>
          <table:table-row>
            <table:table-cell table:style-name="PRELEVEMENT.A1" table:number-columns-spanned="3" office:value-type="string">
              <text:p text:style-name="P35">PRÉLÈVEMENT</text:p>
              <text:p text:style-name="P35"/>
            </table:table-cell>
            <table:covered-table-cell/>
            <table:covered-table-cell/>
          </table:table-row>
        </table:table-header-rows>
        <table:table-row>
          <table:table-cell table:style-name="PRELEVEMENT.A1" office:value-type="string">
            <text:p text:style-name="P27">Code : __________</text:p>
          </table:table-cell>
          <table:table-cell table:style-name="PRELEVEMENT.A1" table:number-columns-spanned="2" office:value-type="string">
            <text:p text:style-name="P22">Type de prélèvement : ____________________</text:p>
            <text:p text:style-name="P22"/>
          </table:table-cell>
          <table:covered-table-cell/>
        </table:table-row>
        <table:table-row>
          <table:table-cell table:style-name="PRELEVEMENT.A1" table:number-columns-spanned="2" office:value-type="string">
            <text:p text:style-name="P26">D<text:span text:style-name="T22">ate de </text:span><text:span text:style-name="T25">PRLV du</text:span><text:span text:style-name="T22"> 1</text:span><text:span text:style-name="T23">er</text:span><text:span text:style-name="T22"> échantillon : _____/_____/_____</text:span></text:p>
          </table:table-cell>
          <table:covered-table-cell/>
          <table:table-cell table:style-name="PRELEVEMENT.A1" office:value-type="string">
            <text:p text:style-name="P26"><text:span text:style-name="T26">Heure </text:span><text:span text:style-name="T22">de </text:span><text:span text:style-name="T25">PRLV du</text:span><text:span text:style-name="T22"> 1</text:span><text:span text:style-name="T23">er</text:span><text:span text:style-name="T22"> échantillon : _____ </text:span><text:span text:style-name="T30">H  : </text:span><text:span text:style-name="T22">_____</text:span><text:span text:style-name="T30">MN</text:span></text:p>
            <text:p text:style-name="P26"/>
          </table:table-cell>
        </table:table-row>
        <table:table-row>
          <table:table-cell table:style-name="PRELEVEMENT.A1" table:number-columns-spanned="2" office:value-type="string">
            <text:p text:style-name="P28">D<text:span text:style-name="T22">ate de PRLV </text:span><text:span text:style-name="T25">du 2</text:span><text:span text:style-name="T24">e</text:span><text:span text:style-name="T22"> échantillon : _____/_____/_____</text:span></text:p>
          </table:table-cell>
          <table:covered-table-cell/>
          <table:table-cell table:style-name="PRELEVEMENT.A1" office:value-type="string">
            <text:p text:style-name="P32"><text:span text:style-name="T26">Heure</text:span><text:span text:style-name="T22"> de PRLV </text:span><text:span text:style-name="T25">du 2</text:span><text:span text:style-name="T24">e</text:span><text:span text:style-name="T22"> échantillon : _____ </text:span><text:span text:style-name="T30">H  : </text:span><text:span text:style-name="T22">_____</text:span><text:span text:style-name="T30">MN</text:span></text:p>
            <text:p text:style-name="P28"/>
          </table:table-cell>
        </table:table-row>
        <table:table-row>
          <table:table-cell table:style-name="PRELEVEMENT.A1" table:number-columns-spanned="2" office:value-type="string">
            <text:p text:style-name="P24">Date d’envoi au laboratoire : <text:span text:style-name="T22">_____/_____/_____</text:span></text:p>
          </table:table-cell>
          <table:covered-table-cell/>
          <table:table-cell table:style-name="PRELEVEMENT.A1" office:value-type="string">
            <text:p text:style-name="P25"><text:span text:style-name="T26">Heure </text:span>d’envoi au laboratoire : <text:span text:style-name="T22">_____ </text:span><text:span text:style-name="T30">H  : </text:span><text:span text:style-name="T22">_____</text:span><text:span text:style-name="T30">MN</text:span></text:p>
            <text:p text:style-name="P24"/>
          </table:table-cell>
        </table:table-row>
        <table:table-row>
          <table:table-cell table:style-name="PRELEVEMENT.A1" table:number-columns-spanned="2" office:value-type="string">
            <text:p text:style-name="P24">Date de réception du laboratoire : <text:span text:style-name="T22">_____/_____/_____</text:span></text:p>
          </table:table-cell>
          <table:covered-table-cell/>
          <table:table-cell table:style-name="PRELEVEMENT.A1" office:value-type="string">
            <text:p text:style-name="P25"><text:span text:style-name="T26">Heure</text:span> de réception du laboratoire : <text:span text:style-name="T22">_____ </text:span><text:span text:style-name="T30">H  : </text:span><text:span text:style-name="T22">_____</text:span><text:span text:style-name="T30">MN</text:span></text:p>
            <text:p text:style-name="P24"/>
          </table:table-cell>
        </table:table-row>
        <table:table-row>
          <table:table-cell table:style-name="PRELEVEMENT.A1" table:number-columns-spanned="3" office:value-type="string">
            <text:p text:style-name="P29"><draw:custom-shape text:anchor-type="paragraph" draw:z-index="2" draw:name="Forme1_4" draw:style-name="gr4" draw:text-style-name="P51" svg:width="0.562cm" svg:height="0.352cm" svg:x="9.62cm" svg:y="0.0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_3" draw:style-name="gr3" draw:text-style-name="P51" svg:width="0.558cm" svg:height="0.348cm" svg:x="6.392cm" svg:y="0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_5" draw:style-name="gr3" draw:text-style-name="P51" svg:width="0.558cm" svg:height="0.348cm" svg:x="15.028cm" svg:y="0.0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empérature à la réception : <text:s text:c="9"/>Congelé  <text:s text:c="22"/>; Frais  <text:s text:c="22"/>; <text:s text:c="2"/><text:span text:style-name="T28">Température ambiante </text:span><text:s text:c="7"/></text:p>
            <text:p text:style-name="P29"/>
          </table:table-cell>
          <table:covered-table-cell/>
          <table:covered-table-cell/>
        </table:table-row>
        <table:table-row>
          <table:table-cell table:style-name="PRELEVEMENT.A1" table:number-columns-spanned="2" office:value-type="string">
            <text:p text:style-name="P30">Condition de l’échantillon à la réception :</text:p>
          </table:table-cell>
          <table:covered-table-cell/>
          <table:table-cell table:style-name="PRELEVEMENT.A1" office:value-type="string">
            <text:p text:style-name="P24"><draw:custom-shape text:anchor-type="paragraph" draw:z-index="4" draw:name="Forme1_1" draw:style-name="gr3" draw:text-style-name="P51" svg:width="0.558cm" svg:height="0.348cm" svg:x="1.734cm" svg:y="0.0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_2" draw:style-name="gr2" draw:text-style-name="P50" svg:width="0.556cm" svg:height="0.345cm" svg:x="6.195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<text:span text:style-name="T26">déquat  <text:s text:c="27"/>; </text:span><text:span text:style-name="T27">Non adéquat  </text:span></text:p>
            <text:p text:style-name="P24"/>
          </table:table-cell>
        </table:table-row>
        <table:table-row>
          <table:table-cell table:style-name="PRELEVEMENT.A1" table:number-columns-spanned="2" office:value-type="string">
            <text:p text:style-name="P24">Date de réception des résultats : <text:span text:style-name="T22">_____/_____/_____</text:span></text:p>
          </table:table-cell>
          <table:covered-table-cell/>
          <table:table-cell table:style-name="PRELEVEMENT.A1" office:value-type="string">
            <text:p text:style-name="P25"><text:span text:style-name="T26">Heure</text:span> de réception des résultats : <text:span text:style-name="T22">_____ </text:span><text:span text:style-name="T30">H  : </text:span><text:span text:style-name="T22">_____</text:span><text:span text:style-name="T30">MN</text:span></text:p>
          </table:table-cell>
        </table:table-row>
      </table:table>
      <text:p text:style-name="P15"/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table:number-columns-spanned="2" office:value-type="string">
              <text:p text:style-name="P34">ANALYSE<text:span text:style-name="T31">S</text:span></text:p>
            </table:table-cell>
            <table:covered-table-cell/>
          </table:table-row>
        </table:table-header-rows>
        <table:table-row>
          <table:table-cell table:style-name="Tableau3.A2" table:number-columns-spanned="2" office:value-type="string">
            <text:p text:style-name="P41"><text:a xlink:type="simple" xlink:href="relatorio://for%20each=%22data%20in%20o.l_data%22" text:style-name="Internet_20_link" text:visited-style-name="Visited_20_Internet_20_Link"><text:span text:style-name="T18">for each="data in o.l_data"</text:span></text:a></text:p>
          </table:table-cell>
          <table:covered-table-cell/>
        </table:table-row>
        <table:table-row>
          <table:table-cell table:style-name="Tableau3.A3" office:value-type="string">
            <text:p text:style-name="P8"><text:placeholder text:placeholder-type="text">&lt;data.ana_name&gt;</text:placeholder></text:p>
          </table:table-cell>
          <table:table-cell table:style-name="Tableau3.B3" office:value-type="string">
            <text:p text:style-name="P9"><text:placeholder text:placeholder-type="text">&lt;data.ana_outsourced&gt;</text:placeholder></text:p>
          </table:table-cell>
        </table:table-row>
        <table:table-row>
          <table:table-cell table:style-name="Tableau3.A4" table:number-columns-spanned="2" office:value-type="string">
            <text:p text:style-name="P12"/>
          </table:table-cell>
          <table:covered-table-cell/>
        </table:table-row>
        <text:soft-page-break/>
        <table:table-row>
          <table:table-cell table:style-name="Tableau3.A5" table:number-columns-spanned="2" office:value-type="string">
            <text:p text:style-name="P40"><text:a xlink:type="simple" xlink:href="relatorio:///for" text:style-name="Internet_20_link" text:visited-style-name="Visited_20_Internet_20_Link"><text:span text:style-name="T19">/for</text:span></text:a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18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2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3-02-28T17:10:55.781000000</dc:date>
    <meta:editing-duration>P10DT20H15M12S</meta:editing-duration>
    <meta:editing-cycles>243</meta:editing-cycles>
    <meta:generator>LibreOffice/7.3.7.2$Windows_X86_64 LibreOffice_project/e114eadc50a9ff8d8c8a0567d6da8f454beeb84f</meta:generator>
    <meta:document-statistic meta:table-count="7" meta:image-count="0" meta:object-count="0" meta:page-count="2" meta:paragraph-count="74" meta:word-count="266" meta:character-count="2135" meta:non-whitespace-character-count="1839"/>
  </office:meta>
</office:document-meta>
</file>